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ce style:name="Garamond" svg:font-family="Garamond"/>
    <style:font-face style:name="Microsoft YaHei" svg:font-family="Microsoft YaHei"/>
    <style:font-face style:name="Segoe UI Symbol" svg:font-family="Segoe UI Symbol" style:font-family-generic="swiss"/>
    <style:font-face style:name="Verdana" svg:font-family="Verdana" style:font-family-generic="swiss"/>
    <style:font-face style:name="Consolas" svg:font-family="Consolas" style:font-family-generic="modern"/>
    <style:font-face style:name="Calibri" svg:font-family="Calibri" style:font-family-generic="swiss"/>
  </office:font-face-decls>
  <office:automatic-styles>
    <style:style style:name="PZERO" style:family="paragraph" style:parent-style-name="Normal">
      <style:paragraph-properties fo:line-height="0.035cm" text:number-lines="true"/>
    </style:style>
    <style:style style:name="P6" style:family="paragraph" style:parent-style-name="Standard">
      <style:paragraph-properties text:number-lines="true"/>
    </style:style>
    <style:style style:name="P32" style:family="paragraph" style:parent-style-name="Standard">
      <style:paragraph-properties text:number-lines="true"/>
      <style:text-properties style:font-name="Garamond" style:font-name-asian="Garamond" style:font-name-complex="Garamond"/>
    </style:style>
    <style:style style:name="P33" style:family="paragraph" style:parent-style-name="Standard">
      <style:paragraph-properties text:number-lines="true"/>
      <style:text-properties style:font-name="Garamond" fo:font-size="8pt" style:font-name-asian="Garamond" style:font-size-asian="8pt" style:font-name-complex="Garamond" style:font-size-complex="8pt"/>
    </style:style>
    <style:style style:name="P34"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style>
    <style:style style:name="P35"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Garamond" style:font-name-asian="Garamond" style:font-name-complex="Garamond"/>
    </style:style>
    <style:style style:name="P36"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Garamond" fo:font-size="12pt" style:font-name-asian="Garamond" style:font-size-asian="12pt" style:font-name-complex="Garamond" style:font-size-complex="12pt"/>
    </style:style>
    <style:style style:name="P37" style:family="paragraph" style:parent-style-name="Standard">
      <style:paragraph-properties fo:text-align="center" text:number-lines="true"/>
      <style:text-properties style:font-name="Garamond" fo:font-size="16pt" style:font-name-asian="Garamond" style:font-size-asian="16pt" style:font-name-complex="Garamond" style:font-size-complex="16pt" style:text-underline-style="solid" style:text-underline-mode="continuous" style:text-underline-width="auto" style:text-underline-color="font-color"/>
    </style:style>
    <style:style style:name="P38" style:family="paragraph" style:parent-style-name="Standard">
      <style:paragraph-properties text:number-lines="true"/>
      <style:text-properties style:font-name="Garamond" fo:font-size="12pt" style:font-name-asian="Garamond" style:font-size-asian="12pt" style:font-name-complex="Garamond" style:font-size-complex="12pt"/>
    </style:style>
    <style:style style:name="P39"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Garamond" fo:font-size="16pt" style:font-name-asian="Garamond" style:font-size-asian="16pt" style:font-name-complex="Garamond" style:font-size-complex="16pt"/>
    </style:style>
    <style:style style:name="P40"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Garamond" fo:font-size="12pt" fo:font-weight="bold" style:font-name-asian="Garamond" style:font-size-asian="12pt" style:font-weight-asian="bold" style:font-name-complex="Garamond" style:font-size-complex="12pt"/>
    </style:style>
    <style:style style:name="P41" style:family="paragraph" style:parent-style-name="Normal">
      <style:paragraph-properties fo:margin-left="-0.189cm" fo:line-height="100%" fo:widows="0" fo:orphans="0" fo:hyphenation-ladder-count="no-limit" text:number-lines="true"/>
      <style:text-properties fo:hyphenate="true" fo:hyphenation-remain-char-count="2" fo:hyphenation-push-char-count="2"/>
    </style:style>
    <style:style style:name="P43"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Times New Roman" fo:font-size="10pt" fo:language="en" fo:country="us" style:font-name-asian="SimSun" style:font-size-asian="10pt" style:language-asian="none" style:country-asian="none" style:font-name-complex="Times New Roman" style:font-size-complex="10pt" style:language-complex="none" style:country-complex="none"/>
    </style:style>
    <style:style style:name="P45" style:family="paragraph" style:parent-style-name="Standard">
      <style:paragraph-properties fo:line-height="100%" fo:background-color="transparent" fo:padding-left="0.000cm" fo:padding-right="0.000cm" fo:padding-top="0.000cm" fo:padding-bottom="0.000cm" fo:border-left="none" fo:border-right="none" fo:border-top="none" fo:border-bottom="none" text:number-lines="true"/>
      <style:text-properties style:font-name="Garamond" fo:language="en" fo:country="us" style:font-name-asian="Garamond" style:language-asian="none" style:country-asian="none" style:font-name-complex="Garamond" style:language-complex="none" style:country-complex="none"/>
    </style:style>
    <style:style style:name="P51" style:family="paragraph" style:parent-style-name="Heading_20_1">
      <style:paragraph-properties fo:margin-left="0.000cm" fo:text-indent="0.000cm" style:auto-text-indent="false" fo:margin-top="0.423cm" fo:margin-bottom="0.106cm" fo:line-height="120%" fo:background-color="transparent" fo:padding-left="0.000cm" fo:padding-right="0.000cm" fo:padding-top="0.000cm" fo:padding-bottom="0.000cm" fo:border-left="none" fo:border-right="none" fo:border-top="none" fo:border-bottom="none" fo:text-align="justify" fo:widows="0" fo:orphans="0" fo:hyphenation-ladder-count="no-limit" text:number-lines="true"/>
      <style:text-properties fo:hyphenate="true" fo:hyphenation-remain-char-count="2" fo:hyphenation-push-char-count="2" style:font-name="Garamond" fo:font-size="11pt" fo:language="en" fo:country="us" style:font-name-asian="Garamond" style:font-size-asian="11pt" style:font-weight-asian="bold" style:language-asian="none" style:country-asian="none" style:font-name-complex="Garamond" style:font-size-complex="11pt" style:font-weight-complex="bold" style:language-complex="none" style:country-complex="none" fo:color="#000000"/>
    </style:style>
    <style:style style:name="P56" style:family="paragraph" style:parent-style-name="Text_20_body">
      <style:paragraph-properties text:number-lines="true"/>
      <style:text-properties style:font-name="Garamond" style:font-name-asian="Garamond" style:font-name-complex="Garamond"/>
    </style:style>
    <style:style style:name="P60" style:family="paragraph" style:parent-style-name="Normal">
      <style:paragraph-properties fo:line-height="100%"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Consolas" fo:font-size="9.5pt" fo:language="en" fo:country="us" style:font-name-asian="Consolas" style:font-size-asian="9.5pt" style:language-asian="none" style:country-asian="none" style:font-name-complex="Consolas" style:font-size-complex="9.5pt" style:language-complex="none" style:country-complex="none" fo:color="#000000"/>
    </style:style>
    <style:style style:name="T0" style:family="text">
      <style:text-properties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5" style:family="text">
      <style:text-properties style:font-name="Garamond" fo:font-size="11pt" fo:font-weight="normal" fo:font-style="normal" fo:language="en" fo:country="us" style:font-name-asian="Garamond" style:font-size-asian="11pt" style:font-weight-asian="normal" style:font-style-asian="normal" style:language-asian="zh" style:country-asian="cn" style:font-name-complex="Garamond"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6" style:family="text">
      <style:text-properties style:font-name="Garamond" fo:font-size="8pt" fo:font-weight="normal" fo:font-style="normal" fo:language="en" fo:country="us" style:font-name-asian="Garamond" style:font-size-asian="8pt" style:font-weight-asian="normal" style:font-style-asian="normal" style:language-asian="zh" style:country-asian="cn" style:font-name-complex="Garamond" style:font-size-complex="8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7" style:family="text">
      <style:text-properties style:font-name="Garamond" fo:font-size="12pt" fo:font-weight="normal" fo:font-style="normal" fo:language="en" fo:country="us" style:font-name-asian="Garamond" style:font-size-asian="12pt" style:font-weight-asian="normal" style:font-style-asian="normal" style:language-asian="zh" style:country-asian="cn" style:font-name-complex="Garamond"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8" style:family="text">
      <style:text-properties style:font-name="Garamond" fo:font-size="16pt" fo:font-weight="normal" fo:font-style="normal" fo:language="en" fo:country="us" style:font-name-asian="Garamond" style:font-size-asian="16pt" style:font-weight-asian="normal" style:font-style-asian="normal" style:language-asian="zh" style:country-asian="cn" style:font-name-complex="Garamond" style:font-size-complex="16pt" style:font-weight-complex="normal" style:font-style-complex="normal" style:language-complex="hi" style:country-complex="in" fo:font-variant="normal" fo:text-transform="none" style:use-window-font-color="true"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9" style:family="text">
      <style:text-properties style:font-name="Garamond" fo:font-size="16pt" fo:font-weight="normal" fo:font-style="normal" fo:language="en" fo:country="us" style:font-name-asian="Garamond" style:font-size-asian="16pt" style:font-weight-asian="normal" style:font-style-asian="normal" style:language-asian="zh" style:country-asian="cn" style:font-name-complex="Garamond" style:font-size-complex="16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0" style:family="text">
      <style:text-properties style:font-name="Garamond" fo:font-size="12pt" fo:font-weight="bold" fo:font-style="normal" fo:language="en" fo:country="us" style:font-name-asian="Garamond" style:font-size-asian="12pt" style:font-weight-asian="bold" style:font-style-asian="normal" style:language-asian="zh" style:country-asian="cn" style:font-name-complex="Garamond"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1" style:family="text">
      <style:text-properties style:font-name="Garamond" fo:font-size="12pt"/>
    </style:style>
    <style:style style:name="T22" style:family="text">
      <style:text-properties style:font-name="Garamond" fo:font-size="12pt" fo:font-weight="bold" style:font-weight-asian="bold"/>
    </style:style>
    <style:style style:name="T24" style:family="text">
      <style:text-properties style:font-name="Times New Roman" fo:font-size="10pt" fo:font-weight="normal" fo:font-style="normal" fo:language="en" fo:country="us"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9" style:family="text">
      <style:text-properties style:font-name="Times New Roman" fo:font-size="12.1pt" fo:language="en" fo:country="us" style:font-name-asian="SimSun" style:font-size-asian="10pt" style:language-asian="none" style:country-asian="none" style:font-name-complex="Times New Roman" style:font-size-complex="10pt" style:language-complex="none" style:country-complex="none" fo:color="#000000"/>
    </style:style>
    <style:style style:name="T33" style:family="text">
      <style:text-properties fo:font-size="12.1pt" fo:language="en" fo:country="us" style:font-size-asian="10pt" style:language-asian="none" style:country-asian="none" style:font-size-complex="10pt" style:language-complex="none" style:country-complex="none" fo:color="#000000"/>
    </style:style>
    <style:style style:name="T45" style:family="text">
      <style:text-properties style:font-name="Garamond" fo:font-size="11pt" fo:language="en" fo:country="us" style:font-name-asian="Garamond" style:font-size-asian="11pt" style:font-weight-asian="normal" style:language-asian="none" style:country-asian="none" style:font-name-complex="Garamond" style:font-size-complex="11pt" style:font-weight-complex="normal" style:language-complex="none" style:country-complex="none" fo:color="#000000"/>
    </style:style>
    <style:style style:name="T47" style:family="text">
      <style:text-properties fo:language="en" fo:country="us" style:font-weight-asian="normal" style:language-asian="none" style:country-asian="none" style:font-weight-complex="normal" style:language-complex="none" style:country-complex="none" style:use-window-font-color="true"/>
    </style:style>
    <style:style style:name="T85" style:family="text">
      <style:text-properties style:font-name="Garamond" fo:font-size="11pt" fo:font-weight="normal" fo:font-style="normal" fo:language="en" fo:country="us" style:font-name-asian="Garamond" style:font-size-asian="11pt" style:font-weight-asian="bold" style:font-style-asian="normal" style:language-asian="none" style:country-asian="none" style:font-name-complex="Garamond" style:font-size-complex="11pt" style:font-weight-complex="bold" style:font-style-complex="normal" style:language-complex="none" style:country-complex="none" fo:font-variant="normal" fo:text-transform="none" fo:color="#000000" fo:background-color="transparent" style:text-position="0%% 100%%" style:text-underline-style="none" style:text-line-through-style="none" fo:letter-spacing="normal" style:text-scale="100%" style:letter-kerning="true" text:display="true"/>
    </style:style>
    <style:style style:name="T96" style:family="text">
      <style:text-properties style:font-name="Consolas" fo:font-size="9.5pt" fo:font-weight="normal" fo:font-style="normal" fo:language="en" fo:country="us" style:font-name-asian="Consolas" style:font-size-asian="9.5pt" style:font-weight-asian="normal" style:font-style-asian="normal" style:language-asian="none" style:country-asian="none" style:font-name-complex="Consolas" style:font-size-complex="9.5pt" style:font-weight-complex="normal" style:font-style-complex="normal" style:language-complex="none" style:country-complex="none" fo:font-variant="normal" fo:text-transform="none" fo:color="#000000" fo:background-color="transparent" style:text-position="0%% 100%%" style:text-underline-style="none" style:text-line-through-style="none" fo:letter-spacing="normal" style:text-scale="100%" style:letter-kerning="true" text:display="true"/>
    </style:style>
    <style:style style:name="T97" style:family="text">
      <style:text-properties fo:color="#0000ff"/>
    </style:style>
    <style:style style:name="Sect1" style:family="section">
      <style:section-properties/>
    </style:style>
    <style:style style:name="Sect2" style:family="section">
      <style:section-properties/>
    </style:style>
    <style:style style:name="Table1" style:family="table">
      <style:table-properties table:border-model="collapsing" style:width="16.512cm" table:align="left" fo:margin-left="-0.189cm"/>
    </style:style>
    <style:style style:name="Table1.A" style:family="table-column">
      <style:table-column-properties style:column-width="3.491cm"/>
    </style:style>
    <style:style style:name="Table1.B" style:family="table-column">
      <style:table-column-properties style:column-width="13.021cm"/>
    </style:style>
    <style:style style:name="Table1.1" style:family="table-row">
      <style:table-row-properties style:min-row-height="1.199cm"/>
    </style:style>
    <style:style style:name="Table1.A1" style:family="table-cell">
      <style:table-cell-properties style:vertical-align="top" fo:background-color="#ffffff" fo:padding-left="0.191cm" fo:padding-right="0.191cm" fo:border="0.035cm solid #000001"/>
    </style:style>
    <style:style style:name="Table1.B1" style:family="table-cell">
      <style:table-cell-properties style:vertical-align="top" fo:background-color="#ffffff" fo:padding-left="0.191cm" fo:padding-right="0.191cm" fo:border="0.035cm solid #000001"/>
    </style:style>
    <style:style style:name="Table1.2" style:family="table-row">
      <style:table-row-properties style:min-row-height="1.199cm"/>
    </style:style>
    <style:style style:name="Table1.A2" style:family="table-cell">
      <style:table-cell-properties style:vertical-align="top" fo:background-color="#ffffff" fo:padding-left="0.191cm" fo:padding-right="0.191cm" fo:border="0.035cm solid #000001"/>
    </style:style>
    <style:style style:name="Table1.B2" style:family="table-cell">
      <style:table-cell-properties style:vertical-align="top" fo:background-color="#ffffff" fo:padding-left="0.191cm" fo:padding-right="0.191cm" fo:border="0.035cm solid #000001"/>
    </style:style>
    <style:style style:name="Table1.3" style:family="table-row">
      <style:table-row-properties style:min-row-height="1.199cm"/>
    </style:style>
    <style:style style:name="Table1.A3" style:family="table-cell">
      <style:table-cell-properties style:vertical-align="top" fo:background-color="#ffffff" fo:padding-left="0.191cm" fo:padding-right="0.191cm" fo:border="0.035cm solid #000001"/>
    </style:style>
    <style:style style:name="Table1.B3" style:family="table-cell">
      <style:table-cell-properties style:vertical-align="top" fo:background-color="#ffffff" fo:padding-left="0.191cm" fo:padding-right="0.191cm" fo:border="0.035cm solid #000001"/>
    </style:style>
    <style:style style:name="Table1.4" style:family="table-row">
      <style:table-row-properties style:min-row-height="1.199cm"/>
    </style:style>
    <style:style style:name="Table1.A4" style:family="table-cell">
      <style:table-cell-properties style:vertical-align="top" fo:background-color="#ffffff" fo:padding-left="0.191cm" fo:padding-right="0.191cm" fo:border="0.035cm solid #000001"/>
    </style:style>
    <style:style style:name="Table1.B4" style:family="table-cell">
      <style:table-cell-properties style:vertical-align="top" fo:background-color="#ffffff" fo:padding-left="0.191cm" fo:padding-right="0.191cm" fo:border="0.035cm solid #000001"/>
    </style:style>
    <style:style style:name="Table1.5" style:family="table-row">
      <style:table-row-properties style:min-row-height="1.199cm"/>
    </style:style>
    <style:style style:name="Table1.A5" style:family="table-cell">
      <style:table-cell-properties style:vertical-align="top" fo:background-color="#ffffff" fo:padding-left="0.191cm" fo:padding-right="0.191cm" fo:border="0.035cm solid #000001"/>
    </style:style>
    <style:style style:name="Table1.B5" style:family="table-cell">
      <style:table-cell-properties style:vertical-align="top" fo:background-color="#ffffff" fo:padding-left="0.191cm" fo:padding-right="0.191cm" fo:border="0.035cm solid #000001"/>
    </style:style>
    <style:style style:name="Table1.6" style:family="table-row">
      <style:table-row-properties style:min-row-height="1.199cm"/>
    </style:style>
    <style:style style:name="Table1.A6" style:family="table-cell">
      <style:table-cell-properties style:vertical-align="top" fo:background-color="#ffffff" fo:padding-left="0.191cm" fo:padding-right="0.191cm" fo:border="0.035cm solid #000001"/>
    </style:style>
    <style:style style:name="Table1.B6" style:family="table-cell">
      <style:table-cell-properties style:vertical-align="top" fo:background-color="#ffffff" fo:padding-left="0.191cm" fo:padding-right="0.191cm" fo:border="0.035cm solid #000001"/>
    </style:style>
    <style:style style:name="Table1.7" style:family="table-row">
      <style:table-row-properties style:min-row-height="1.199cm"/>
    </style:style>
    <style:style style:name="Table1.A7" style:family="table-cell">
      <style:table-cell-properties style:vertical-align="top" fo:background-color="#ffffff" fo:padding-left="0.191cm" fo:padding-right="0.191cm" fo:border="0.035cm solid #000001"/>
    </style:style>
    <style:style style:name="Table1.B7" style:family="table-cell">
      <style:table-cell-properties style:vertical-align="top" fo:background-color="#ffffff" fo:padding-left="0.191cm" fo:padding-right="0.191cm" fo:border="0.035cm solid #000001"/>
    </style:style>
    <style:style style:name="Table1.8" style:family="table-row">
      <style:table-row-properties style:min-row-height="1.199cm"/>
    </style:style>
    <style:style style:name="Table1.A8" style:family="table-cell">
      <style:table-cell-properties style:vertical-align="top" fo:background-color="#ffffff" fo:padding-left="0.191cm" fo:padding-right="0.191cm" fo:border="0.035cm solid #000001"/>
    </style:style>
    <style:style style:name="Table1.B8" style:family="table-cell">
      <style:table-cell-properties style:vertical-align="top" fo:background-color="#ffffff" fo:padding-left="0.191cm" fo:padding-right="0.191cm" fo:border="0.035cm solid #000001"/>
    </style:style>
    <style:style style:name="Table1.9" style:family="table-row">
      <style:table-row-properties style:min-row-height="1.199cm"/>
    </style:style>
    <style:style style:name="Table1.A9" style:family="table-cell">
      <style:table-cell-properties style:vertical-align="top" fo:background-color="#ffffff" fo:padding-left="0.191cm" fo:padding-right="0.191cm" fo:border="0.035cm solid #000001"/>
    </style:style>
    <style:style style:name="Table1.B9" style:family="table-cell">
      <style:table-cell-properties style:vertical-align="top" fo:background-color="#ffffff" fo:padding-left="0.191cm" fo:padding-right="0.191cm" fo:border="0.035cm solid #000001"/>
    </style:style>
    <style:style style:name="Table1.10" style:family="table-row">
      <style:table-row-properties style:min-row-height="1.199cm"/>
    </style:style>
    <style:style style:name="Table1.A10" style:family="table-cell">
      <style:table-cell-properties style:vertical-align="top" fo:background-color="#ffffff" fo:padding-left="0.191cm" fo:padding-right="0.191cm" fo:border="0.035cm solid #000001"/>
    </style:style>
    <style:style style:name="Table1.B10" style:family="table-cell">
      <style:table-cell-properties style:vertical-align="top" fo:background-color="#ffffff" fo:padding-left="0.191cm" fo:padding-right="0.191cm" fo:border="0.035cm solid #000001"/>
    </style:style>
    <style:style style:name="Table1.11" style:family="table-row">
      <style:table-row-properties style:min-row-height="1.199cm"/>
    </style:style>
    <style:style style:name="Table1.A11" style:family="table-cell">
      <style:table-cell-properties style:vertical-align="top" fo:background-color="#ffffff" fo:padding-left="0.191cm" fo:padding-right="0.191cm" fo:border="0.035cm solid #000001"/>
    </style:style>
    <style:style style:name="Table1.B11" style:family="table-cell">
      <style:table-cell-properties style:vertical-align="top" fo:background-color="#ffffff" fo:padding-left="0.191cm" fo:padding-right="0.191cm" fo:border="0.035cm solid #000001"/>
    </style:style>
    <style:style style:name="Table1.12" style:family="table-row">
      <style:table-row-properties style:min-row-height="1.199cm"/>
    </style:style>
    <style:style style:name="Table1.A12" style:family="table-cell">
      <style:table-cell-properties style:vertical-align="top" fo:background-color="#ffffff" fo:padding-left="0.191cm" fo:padding-right="0.191cm" fo:border="0.035cm solid #000001"/>
    </style:style>
    <style:style style:name="Table1.B12" style:family="table-cell">
      <style:table-cell-properties style:vertical-align="top" fo:background-color="#ffffff" fo:padding-left="0.191cm" fo:padding-right="0.191cm" fo:border="0.035cm solid #000001"/>
    </style:style>
    <style:style style:name="Table1.13" style:family="table-row">
      <style:table-row-properties style:min-row-height="1.199cm"/>
    </style:style>
    <style:style style:name="Table1.A13" style:family="table-cell">
      <style:table-cell-properties style:vertical-align="top" fo:background-color="#ffffff" fo:padding-left="0.191cm" fo:padding-right="0.191cm" fo:border="0.035cm solid #000001"/>
    </style:style>
    <style:style style:name="Table1.B13" style:family="table-cell">
      <style:table-cell-properties style:vertical-align="top" fo:background-color="#ffffff" fo:padding-left="0.191cm" fo:padding-right="0.191cm" fo:border="0.035cm solid #000001"/>
    </style:style>
    <style:style style:name="Table1.14" style:family="table-row">
      <style:table-row-properties style:min-row-height="1.199cm"/>
    </style:style>
    <style:style style:name="Table1.A14" style:family="table-cell">
      <style:table-cell-properties style:vertical-align="top" fo:background-color="#ffffff" fo:padding-left="0.191cm" fo:padding-right="0.191cm" fo:border="0.035cm solid #000001"/>
    </style:style>
    <style:style style:name="Table1.B14" style:family="table-cell">
      <style:table-cell-properties style:vertical-align="top" fo:background-color="#ffffff" fo:padding-left="0.191cm" fo:padding-right="0.191cm" fo:border="0.035cm solid #000001"/>
    </style:style>
    <style:style style:name="Table1.15" style:family="table-row">
      <style:table-row-properties style:min-row-height="1.199cm"/>
    </style:style>
    <style:style style:name="Table1.A15" style:family="table-cell">
      <style:table-cell-properties style:vertical-align="top" fo:background-color="#ffffff" fo:padding-left="0.191cm" fo:padding-right="0.191cm" fo:border="0.035cm solid #000001"/>
    </style:style>
    <style:style style:name="Table1.B15" style:family="table-cell">
      <style:table-cell-properties style:vertical-align="top" fo:background-color="#ffffff" fo:padding-left="0.191cm" fo:padding-right="0.191cm" fo:border="0.035cm solid #000001"/>
    </style:style>
    <style:style style:name="Table1.16" style:family="table-row">
      <style:table-row-properties style:min-row-height="1.199cm"/>
    </style:style>
    <style:style style:name="Table1.A16" style:family="table-cell">
      <style:table-cell-properties style:vertical-align="top" fo:background-color="#ffffff" fo:padding-left="0.191cm" fo:padding-right="0.191cm" fo:border="0.035cm solid #000001"/>
    </style:style>
    <style:style style:name="Table1.B16" style:family="table-cell">
      <style:table-cell-properties style:vertical-align="top" fo:background-color="#ffffff" fo:padding-left="0.191cm" fo:padding-right="0.191cm" fo:border="0.035cm solid #000001"/>
    </style:style>
    <style:style style:name="Table1.17" style:family="table-row">
      <style:table-row-properties style:min-row-height="1.199cm"/>
    </style:style>
    <style:style style:name="Table1.A17" style:family="table-cell">
      <style:table-cell-properties style:vertical-align="top" fo:background-color="#ffffff" fo:padding-left="0.191cm" fo:padding-right="0.191cm" fo:border="0.035cm solid #000001"/>
    </style:style>
    <style:style style:name="Table1.B17" style:family="table-cell">
      <style:table-cell-properties style:vertical-align="top" fo:background-color="#ffffff" fo:padding-left="0.191cm" fo:padding-right="0.191cm" fo:border="0.035cm solid #000001"/>
    </style:style>
    <style:style style:name="Table1.18" style:family="table-row">
      <style:table-row-properties style:min-row-height="1.199cm"/>
    </style:style>
    <style:style style:name="Table1.A18" style:family="table-cell">
      <style:table-cell-properties style:vertical-align="top" fo:background-color="#ffffff" fo:padding-left="0.191cm" fo:padding-right="0.191cm" fo:border="0.035cm solid #000001"/>
    </style:style>
    <style:style style:name="Table1.B18" style:family="table-cell">
      <style:table-cell-properties style:vertical-align="top" fo:background-color="#ffffff" fo:padding-left="0.191cm" fo:padding-right="0.191cm" fo:border="0.035cm solid #000001"/>
    </style:style>
    <style:style style:name="Table1.19" style:family="table-row">
      <style:table-row-properties style:min-row-height="1.199cm"/>
    </style:style>
    <style:style style:name="Table1.A19" style:family="table-cell">
      <style:table-cell-properties style:vertical-align="top" fo:background-color="#ffffff" fo:padding-left="0.191cm" fo:padding-right="0.191cm" fo:border="0.035cm solid #000001"/>
    </style:style>
    <style:style style:name="Table1.B19" style:family="table-cell">
      <style:table-cell-properties style:vertical-align="top" fo:background-color="#ffffff" fo:padding-left="0.191cm" fo:padding-right="0.191cm" fo:border="0.035cm solid #000001"/>
    </style:style>
    <style:style style:name="Table1.20" style:family="table-row">
      <style:table-row-properties style:min-row-height="1.199cm"/>
    </style:style>
    <style:style style:name="Table1.A20" style:family="table-cell">
      <style:table-cell-properties style:vertical-align="top" fo:background-color="#ffffff" fo:padding-left="0.191cm" fo:padding-right="0.191cm" fo:border="0.035cm solid #000001"/>
    </style:style>
    <style:style style:name="Table1.B20" style:family="table-cell">
      <style:table-cell-properties style:vertical-align="top" fo:background-color="#ffffff" fo:padding-left="0.191cm" fo:padding-right="0.191cm" fo:border="0.035cm solid #000001"/>
    </style:style>
    <style:style style:name="Table1.21" style:family="table-row">
      <style:table-row-properties style:min-row-height="1.199cm"/>
    </style:style>
    <style:style style:name="Table1.A21" style:family="table-cell">
      <style:table-cell-properties style:vertical-align="top" fo:background-color="#ffffff" fo:padding-left="0.191cm" fo:padding-right="0.191cm" fo:border="0.035cm solid #000001"/>
    </style:style>
    <style:style style:name="Table1.B21" style:family="table-cell">
      <style:table-cell-properties style:vertical-align="top" fo:background-color="#ffffff" fo:padding-left="0.191cm" fo:padding-right="0.191cm" fo:border="0.035cm solid #000001"/>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p text:style-name="P37"><text:span text:style-name="T18">Research Sheet</text:span></text:p>
        <text:p text:style-name="P33"/>
        <text:p text:style-name="P38"><text:span text:style-name="T17">Fill in the descriptions on the right with short explanations as though you were asked to explain the topics (and comparisons) on the left by an interviewer. Use your own words. Don’t simply provide the formal definition; also explain how the concept is useful, and how it is used by programmers. Treat the topics as real interview questions; they likely will be some day.</text:span></text:p>
        <text:p text:style-name="P32"/>
        <table:table table:name="Table1" table:style-name="Table1">
          <table:table-column table:style-name="Table1.A"/>
          <table:table-column table:style-name="Table1.B"/>
          <table:table-row table:style-name="Table1.1">
            <table:table-cell table:style-name="Table1.A1" office:value-type="string">
              <text:p text:style-name="P39"><text:span text:style-name="T19">Topic</text:span></text:p>
            </table:table-cell>
            <table:table-cell table:style-name="Table1.B1" office:value-type="string">
              <text:p text:style-name="P39"><text:span text:style-name="T19">Description</text:span></text:p>
            </table:table-cell>
          </table:table-row>
          <table:table-row table:style-name="Table1.2">
            <table:table-cell table:style-name="Table1.A2" office:value-type="string">
              <text:p text:style-name="P34"><text:span text:style-name="T21">Difference between </text:span><text:span text:style-name="T22"/><text:span text:style-name="T22">Struct</text:span><text:span text:style-name="T21"> and </text:span><text:span text:style-name="T22">Class</text:span></text:p>
            </table:table-cell>
            <table:table-cell table:style-name="Table1.B2" office:value-type="string">
              <text:p text:style-name="P35"/>
              <text:p text:style-name="P35"><text:span text:style-name="T15">1) Classes are reference type where as </text:span><text:span text:style-name="T15">struct is value type.</text:span></text:p>
              <text:p text:style-name="P35"><text:span text:style-name="T15">2) Classes use heap for memory allocation but Struct uses heap for allocation.</text:span></text:p>
              <text:p text:style-name="P35"><text:span text:style-name="T15">3) Classes can </text:span><text:s/><text:span text:style-name="T15">have constructor and </text:span><text:span text:style-name="T15">destructor, Where as </text:span><text:span text:style-name="T15">structs don’t have </text:span><text:span text:style-name="T15">constructor or </text:span><text:span text:style-name="T15">destructor.</text:span></text:p>
              <text:p text:style-name="P35"/>
            </table:table-cell>
          </table:table-row>
          <table:table-row table:style-name="Table1.3">
            <table:table-cell table:style-name="Table1.A3" office:value-type="string">
              <text:p text:style-name="P36"><text:span text:style-name="T17">Abstract classes</text:span></text:p>
            </table:table-cell>
            <table:table-cell table:style-name="Table1.B3" office:value-type="string">
              <text:p text:style-name="P35"/>
              <text:p text:style-name="P35"><text:span text:style-name="T15">Abstract class is a special class which can’t be instantiated which means it can’t create an instance of the class. The abstract class is like a blueprint for the classes which are inherited and also the child classes should implement these abstract class </text:span><text:span text:style-name="T15">definitions. The abstract methods in the </text:span><text:span text:style-name="T15">abstract class must be implemented by </text:span><text:span text:style-name="T15">override keyword.</text:span></text:p>
              <text:p text:style-name="P35"/>
            </table:table-cell>
          </table:table-row>
          <table:table-row table:style-name="Table1.4">
            <table:table-cell table:style-name="Table1.A4" office:value-type="string">
              <text:p text:style-name="P36"><text:span text:style-name="T17">Interfaces</text:span></text:p>
            </table:table-cell>
            <table:table-cell table:style-name="Table1.B4" office:value-type="string">
              <text:p text:style-name="P35"/>
              <text:p text:style-name="P35"><text:span text:style-name="T15">Interfaces are abstract classes, which are able to hold abstract methods and properties. Only the declarations will be contained in the interfaces no definitions. Usually interfaces name start with ”I”.</text:span><text:span text:style-name="T0"> </text:span><text:span text:style-name="T33">It is used to create multiple inheritance and abstraction .</text:span></text:p>
              <text:p text:style-name="P43"/>
            </table:table-cell>
          </table:table-row>
          <table:table-row table:style-name="Table1.5">
            <table:table-cell table:style-name="Table1.A5" office:value-type="string">
              <text:p text:style-name="P36"><text:span text:style-name="T17">Delegates</text:span></text:p>
            </table:table-cell>
            <table:table-cell table:style-name="Table1.B5" office:value-type="string">
              <text:p text:style-name="P35"/>
              <text:p text:style-name="P35"><text:span text:style-name="T15">Delegates are </text:span><text:span text:style-name="T29"> </text:span><text:span text:style-name="T45">reference type variables that can hold a reference to the methods.</text:span><text:span text:style-name="T24"> </text:span><text:span text:style-name="T47">It is like pointer to the method. It uses delegate keyword to achieve this function. It’s main job is to combines reference to a method. So we can access that method with </text:span><text:span text:style-name="T47"/><text:span text:style-name="T47">the reference.</text:span></text:p>
              <text:p text:style-name="P45"/>
            </table:table-cell>
          </table:table-row>
          <table:table-row table:style-name="Table1.6">
            <table:table-cell table:style-name="Table1.A6" office:value-type="string">
              <text:p text:style-name="P36"><text:span text:style-name="T17">Polymorphism</text:span></text:p>
            </table:table-cell>
            <table:table-cell table:style-name="Table1.B6" office:value-type="string">
              <text:p text:style-name="P35"/>
              <text:p text:style-name="P35"><text:span text:style-name="T15">It can be accessed in different ways in different classes. The same members can behave or function differently in the child classes. The name will be same but the operation in inside the functions will be different. </text:span><text:span text:style-name="T15">Single action can be performed differently.</text:span></text:p>
              <text:p text:style-name="P35"/>
            </table:table-cell>
          </table:table-row>
          <table:table-row table:style-name="Table1.7">
            <table:table-cell table:style-name="Table1.A7" office:value-type="string">
              <text:p text:style-name="P36"><text:span text:style-name="T17">Value vs reference data types</text:span></text:p>
            </table:table-cell>
            <table:table-cell table:style-name="Table1.B7" office:value-type="string">
              <text:p text:style-name="P35"/>
              <text:p text:style-name="P35"><text:span text:style-name="T15">Value types hold the exact value assigned to the variable </text:span><text:span text:style-name="T15">in it’s memory. Where as in reference type, it holds the address of the </text:span><text:span text:style-name="T15">value assigned to the variable. If we print the variable it will show the value of the data in value type and prints Address of the memory for reference type. In reference type variable it looks like a pointer.</text:span></text:p>
              <text:p text:style-name="P35"/>
            </table:table-cell>
          </table:table-row>
          <table:table-row table:style-name="Table1.8">
            <table:table-cell table:style-name="Table1.A8" office:value-type="string">
              <text:p text:style-name="P40"><text:span text:style-name="T20">List&lt;T&gt;</text:span></text:p>
            </table:table-cell>
            <table:table-cell table:style-name="Table1.B8" office:value-type="string">
              <text:p text:style-name="P35"><text:span text:style-name="T15">It is a collection of datatype the main advantages of List&lt;T&gt; are,</text:span></text:p>
              <text:p text:style-name="P35"><text:span text:style-name="T15">1)It is different from arrays because it’s size can be dynamically changed. If the size increased beyond initial size the system itself increase the size.</text:span></text:p>
              <text:p text:style-name="P35"><text:span text:style-name="T15">2)If the size goes greater than capacity, it will relocate the list internally and copies the old list to the new list.</text:span></text:p>
              <text:p text:style-name="P35"><text:span text:style-name="T15">3)The List&lt;T&gt; class </text:span><text:span text:style-name="T15">provides methods to search,sort and other methods to manipulate list elements.</text:span></text:p>
              <text:p text:style-name="P35"/>
            </table:table-cell>
          </table:table-row>
          <table:table-row table:style-name="Table1.9">
            <table:table-cell table:style-name="Table1.A9" office:value-type="string">
              <text:p text:style-name="P40"><text:span text:style-name="T20">DateTime</text:span></text:p>
            </table:table-cell>
            <table:table-cell table:style-name="Table1.B9" office:value-type="string">
              <text:p text:style-name="P35"/>
              <text:p text:style-name="P35"><text:span text:style-name="T15">It is available in system namespace, also a datatype of type DateTime. To access this class variable, we need to call the instance of the date time constructor.</text:span><text:span text:style-name="T45"> The minimum value of a </text:span><text:span text:style-name="T15">DateTime</text:span><text:span text:style-name="T45"> object is January 1, 0001 00:00 AM and maximum value can be December 31, 9999 11:59:59 PM. The most useful aspect of </text:span><text:span text:style-name="T15">DateTime</text:span></text:p>
              <text:p text:style-name="P35"><text:span text:style-name="T17">is to provide seed for the random number generator.</text:span></text:p>
              <text:p text:style-name="P35"/>
            </table:table-cell>
          </table:table-row>
          <table:table-row table:style-name="Table1.10">
            <table:table-cell table:style-name="Table1.A10" office:value-type="string">
              <text:p text:style-name="P36"><text:span text:style-name="T17">String pool</text:span></text:p>
            </table:table-cell>
            <table:table-cell table:style-name="Table1.B10" office:value-type="string">
              <text:p text:style-name="P35"/>
              <text:p text:style-name="P35"><text:span text:style-name="T15">It is a table that </text:span><text:span text:style-name="T15">contains single </text:span><text:span text:style-name="T15">references to </text:span><text:s/><text:span text:style-name="T15">unique literal strings available in the entire program. The </text:span><text:span text:style-name="T15">CLR uses this </text:span><text:span text:style-name="T15">table to minimize the string memory requirements. If a new string variable created then the </text:span><text:span text:style-name="T15">CLR looks through the pool and if any exact copy available then this </text:span><text:span text:style-name="T15">address is assigned to the newly created variable.</text:span></text:p>
              <text:p text:style-name="P35"/>
            </table:table-cell>
          </table:table-row>
          <table:table-row table:style-name="Table1.11">
            <table:table-cell table:style-name="Table1.A11" office:value-type="string">
              <text:p text:style-name="P36"><text:span text:style-name="T17">.Net CLR</text:span></text:p>
              <text:p text:style-name="P36"/>
            </table:table-cell>
            <table:table-cell table:style-name="Table1.B11" office:value-type="string">
              <text:p text:style-name="P35"/>
              <text:p text:style-name="P35"><text:span text:style-name="T15">1)CLR(common language </text:span><text:span text:style-name="T15">runtime) is the component of .net framework that manages the execution of the code written nay languages that uses the .Net framework. </text:span></text:p>
              <text:p text:style-name="P35"><text:span text:style-name="T15">2)CLR also gives the ability to access methods written in one language into another class written in different language provided both uses .Net framework .</text:span></text:p>
              <text:p text:style-name="P35"><text:span text:style-name="T15">3)Enhances the ability of portability by removing the need of </text:span><text:span text:style-name="T15">recompilation according to the </text:span><text:span text:style-name="T15">target operating </text:span><text:span text:style-name="T15">system.</text:span></text:p>
              <text:p text:style-name="P35"/>
              <text:p text:style-name="P35"/>
            </table:table-cell>
          </table:table-row>
          <table:table-row table:style-name="Table1.12">
            <table:table-cell table:style-name="Table1.A12" office:value-type="string">
              <text:p text:style-name="P36"><text:span text:style-name="T17">.Net FCL</text:span></text:p>
            </table:table-cell>
            <table:table-cell table:style-name="Table1.B12" office:value-type="string">
              <text:h text:outline-level="1" text:style-name="P51"><text:span text:style-name="T85">Framework Class Library (FCL) is the foundation of desktop applications and web applications by defining </text:span><text:s/><text:span text:style-name="T45">classes, interfaces, value types, services and providers</text:span><text:span text:style-name="T47">. It has three main three parts</text:span></text:h>
              <text:p text:style-name="P56"><text:span text:style-name="T15">1)</text:span><text:span text:style-name="T45">utility features </text:span></text:p>
              <text:p text:style-name="P56"><text:span text:style-name="T15">2)</text:span><text:span text:style-name="T45">wrappers around the OS functionality </text:span></text:p>
              <text:p text:style-name="P56"><text:span text:style-name="T15">3)</text:span><text:span text:style-name="T45">frameworks</text:span></text:p>
              <text:p text:style-name="P35"/>
            </table:table-cell>
          </table:table-row>
          <table:table-row table:style-name="Table1.13">
            <table:table-cell table:style-name="Table1.A13" office:value-type="string">
              <text:p text:style-name="P34"><text:span text:style-name="T22"/><text:span text:style-name="T22">params</text:span><text:span text:style-name="T21"> (as argument)</text:span></text:p>
              <text:p text:style-name="P36"/>
            </table:table-cell>
            <table:table-cell table:style-name="Table1.B13" office:value-type="string">
              <text:p text:style-name="P35"><text:span text:style-name="T15">It can be used as variable number of arguments. It is </text:span><text:span text:style-name="T15">useful when we </text:span><text:span text:style-name="T15">don’t have prior knowledge of the number of parameters that is </text:span><text:span text:style-name="T15">going to pass to the function. Also only one params keyword is allowed in function </text:span><text:span text:style-name="T15">declaration. If the parameters are </text:span><text:span text:style-name="T15">zero then the length of params will be zero.</text:span></text:p>
            </table:table-cell>
          </table:table-row>
          <table:table-row table:style-name="Table1.14">
            <table:table-cell table:style-name="Table1.A14" office:value-type="string">
              <text:p text:style-name="P34"><text:span text:style-name="T22">ref</text:span><text:span text:style-name="T21"> (as argument)</text:span></text:p>
            </table:table-cell>
            <table:table-cell table:style-name="Table1.B14" office:value-type="string">
              <text:p text:style-name="P35"/>
              <text:p text:style-name="P35"><text:span text:style-name="T15">It uses to pass a parameter passed by reference rather than value. So the </text:span><text:span text:style-name="T15">value change in the called function will make change in actual place the ref parameter is called. </text:span></text:p>
              <text:p text:style-name="P35"/>
            </table:table-cell>
          </table:table-row>
          <table:table-row table:style-name="Table1.15">
            <table:table-cell table:style-name="Table1.A15" office:value-type="string">
              <text:p text:style-name="P34"><text:span text:style-name="T22">out</text:span><text:span text:style-name="T21"> (as argument)</text:span></text:p>
              <text:p text:style-name="P36"/>
            </table:table-cell>
            <table:table-cell table:style-name="Table1.B15" office:value-type="string">
              <text:p text:style-name="P35"/>
              <text:p text:style-name="P35"><text:span text:style-name="T15">It uses when a method returns multiple </text:span><text:span text:style-name="T15">values. Out parameter </text:span><text:span text:style-name="T15">uses var type to use in </text:span><text:span text:style-name="T15">the method parameter list. It is also similar to ref which explained above but the difference is that ref should be initialize before passing it to the method. But out should be </text:span><text:span text:style-name="T15">initialized before returning it from the method.</text:span></text:p>
              <text:p text:style-name="P35"/>
            </table:table-cell>
          </table:table-row>
          <table:table-row table:style-name="Table1.16">
            <table:table-cell table:style-name="Table1.A16" office:value-type="string">
              <text:p text:style-name="P34"><text:span text:style-name="T22">??</text:span><text:span text:style-name="T21"> operator</text:span></text:p>
            </table:table-cell>
            <table:table-cell table:style-name="Table1.B16" office:value-type="string">
              <text:p text:style-name="P35"/>
              <text:p text:style-name="P35"><text:span text:style-name="T15">It similar to ternary operator the difference is that it can only check if null values in a condition. So if the condition is true(which is null) then it will assign the value in the condition else it will assign the value given to the lest side of the condition.</text:span></text:p>
              <text:p text:style-name="P60"><text:span text:style-name="T96"> </text:span><text:s/><text:span text:style-name="T97">int</text:span><text:span text:style-name="T96"> </text:span><text:span text:style-name="T96">myInt = nullableInt ?? 5;</text:span></text:p>
              <text:p text:style-name="P60"><text:span text:style-name="T45">if</text:span><text:span text:style-name="T96"> nullableInt </text:span><text:span text:style-name="T45">is null then it will assign 5 else it will assign value inside nullableInt to the myInt</text:span></text:p>
              <text:p text:style-name="P35"/>
            </table:table-cell>
          </table:table-row>
          <table:table-row table:style-name="Table1.17">
            <table:table-cell table:style-name="Table1.A17" office:value-type="string">
              <text:p text:style-name="P36"><text:span text:style-name="T17">Static methods</text:span></text:p>
            </table:table-cell>
            <table:table-cell table:style-name="Table1.B17" office:value-type="string">
              <text:p text:style-name="P35"/>
              <text:p text:style-name="P35"><text:span text:style-name="T15">All instances of the class share the same copy of the static method so the updated value of method will distributed with all instances of the class. The static method is accessed by the class name itself rather than calling it by instance name of the class.</text:span></text:p>
              <text:p text:style-name="P35"/>
            </table:table-cell>
          </table:table-row>
          <table:table-row table:style-name="Table1.18">
            <table:table-cell table:style-name="Table1.A18" office:value-type="string">
              <text:p text:style-name="P36"><text:span text:style-name="T17">Default constructors</text:span></text:p>
            </table:table-cell>
            <table:table-cell table:style-name="Table1.B18" office:value-type="string">
              <text:p text:style-name="P35"/>
              <text:p text:style-name="P35"><text:span text:style-name="T15">A default constructor is a constructor with no parameters. So all created instances will be instantiated with same set of vales. the default constructor will initialize all variables with default values as integers with zero and strings, </text:span><text:span text:style-name="T45">object fields to null inside the class</text:span><text:span text:style-name="T24">.</text:span><text:span text:style-name="T15"> </text:span><text:s text:c="2"/></text:p>
              <text:p text:style-name="P35"/>
            </table:table-cell>
          </table:table-row>
          <table:table-row table:style-name="Table1.19">
            <table:table-cell table:style-name="Table1.A19" office:value-type="string">
              <text:p text:style-name="P36"><text:span text:style-name="T17">MVC</text:span></text:p>
            </table:table-cell>
            <table:table-cell table:style-name="Table1.B19" office:value-type="string">
              <text:p text:style-name="P35"><text:span text:style-name="T15">MVC(Model-View-Controller) is discontinued framework by Microsoft. This consists of three layers.</text:span></text:p>
              <text:p text:style-name="P35"><text:span text:style-name="T15">1) Model(Business Layer): Contains all the basic data layer of the application. User </text:span><text:span text:style-name="T15">dont have direct access to the model, only can access through View.</text:span></text:p>
              <text:p text:style-name="P35"><text:span text:style-name="T15">2) View (Display Layer): The part where the user interact with the </text:span><text:s/><text:span text:style-name="T15">application. the necessary changes in the model will be displayed in view.</text:span></text:p>
              <text:p text:style-name="P35"><text:span text:style-name="T15">3) Controller(Control layer): which basically allows the communication between model and </text:span><text:span text:style-name="T15">controller. Also does the job to update view according to the model. </text:span></text:p>
              <text:p text:style-name="P35"/>
              <text:p text:style-name="P35"/>
            </table:table-cell>
          </table:table-row>
          <table:table-row table:style-name="Table1.20">
            <table:table-cell table:style-name="Table1.A20" office:value-type="string">
              <text:p text:style-name="P36"><text:span text:style-name="T17">O(n) computational complexity</text:span></text:p>
            </table:table-cell>
            <table:table-cell table:style-name="Table1.B20" office:value-type="string">
              <text:p text:style-name="P35"/>
              <text:p text:style-name="P35"><text:span text:style-name="T15">It is a type of representation of the complexity of the program. which describes how one programs runs and how much resources it uses to complete a </text:span><text:span text:style-name="T15">particular task. It can use to </text:span><text:span text:style-name="T15">scale a program and increase the performance.</text:span></text:p>
            </table:table-cell>
          </table:table-row>
          <table:table-row table:style-name="Table1.21">
            <table:table-cell table:style-name="Table1.A21" office:value-type="string">
              <text:p text:style-name="P34"><text:span text:style-name="T22">Stack&lt;T&gt;</text:span><text:span text:style-name="T21"> vs </text:span><text:span text:style-name="T22">Queue&lt;T&gt;</text:span></text:p>
            </table:table-cell>
            <table:table-cell table:style-name="Table1.B21" office:value-type="string">
              <text:p text:style-name="P35"><text:span text:style-name="T15">1) Stack uses LIFO(Last in first out ) method to add and remove elements from the list. Which means the element added at the end of the stack will be removed first.</text:span></text:p>
              <text:p text:style-name="P35"><text:span text:style-name="T15">2)Queue uses FIFO(first come first out) method to add or remove elements from the queue. Which means the element added at the beginning of the queue will be removed first.</text:span></text:p>
              <text:p text:style-name="P35"><text:span text:style-name="T15">3)for stack same end uses to add or remove elements where as in queue both ends use to perform add or remove elements.</text:span></text:p>
              <text:p text:style-name="P35"><text:span text:style-name="T15">4)Basic </text:span><text:span text:style-name="T15">operations in stack are push and pop where as in queue operations are </text:span><text:span text:style-name="T15">enqueue and </text:span><text:span text:style-name="T15">dequeue</text:span></text:p>
              <text:p text:style-name="P35"/>
              <text:p text:style-name="P35"/>
            </table:table-cell>
          </table:table-row>
        </table:table>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Arial" svg:font-family="Arial"/>
    <style:font-face style:name="Microsoft YaHei" svg:font-family="Microsoft YaHei"/>
  </office:font-face-decls>
  <office:styles>
    <style:default-style style:family="paragraph">
      <style:paragraph-properties fo:line-height="115%" fo:text-align="start" style:tab-stop-distance="1.270cm" fo:widows="2" fo:orphans="2"/>
      <style:text-properties fo:hyphenate="false" style:font-name="Arial" fo:font-size="11pt" fo:language="en" fo:country="us" style:font-name-asian="Arial" style:font-size-asian="11pt" style:language-asian="zh" style:country-asian="cn" style:font-name-complex="Arial" style:font-size-complex="11pt" style:language-complex="hi" style:country-complex="in" style:use-window-font-color="true" style:letter-kerning="true"/>
    </style:default-style>
    <style:default-style style:family="text">
      <style:text-properties style:font-name="Arial" fo:font-size="11pt" fo:language="en" fo:country="us" style:font-name-asian="Arial" style:font-size-asian="11pt" style:language-asian="zh" style:country-asian="cn" style:font-name-complex="Arial" style:font-size-complex="11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15%" style:tab-stop-distance="1.270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Heading_20_1" style:display-name="Heading 1" style:family="paragraph" style:parent-style-name="Normal" style:next-style-name="Text_20_body" style:default-outline-level="1" style:list-style-name="Outline">
      <style:paragraph-properties fo:margin-left="0.762cm" fo:text-indent="-0.760cm" style:auto-text-indent="false" fo:margin-top="0.706cm" fo:margin-bottom="0.212cm" fo:line-height="100%" fo:keep-with-next="always" fo:keep-together="always" text:number-lines="true"/>
      <style:text-properties fo:font-size="20pt" style:font-size-asian="20pt" style:font-size-complex="20pt"/>
    </style:style>
    <style:style style:name="Heading_20_2" style:display-name="Heading 2" style:family="paragraph" style:parent-style-name="Normal" style:next-style-name="Text_20_body" style:default-outline-level="2" style:list-style-name="Outline">
      <style:paragraph-properties fo:margin-left="1.016cm" fo:text-indent="-1.014cm" style:auto-text-indent="false" fo:margin-top="0.635cm" fo:margin-bottom="0.212cm" fo:line-height="100%" fo:keep-with-next="always" fo:keep-together="always" text:number-lines="true"/>
      <style:text-properties fo:font-size="16pt" style:font-size-asian="16pt" style:font-size-complex="16pt"/>
    </style:style>
    <style:style style:name="Heading_20_3" style:display-name="Heading 3" style:family="paragraph" style:parent-style-name="Normal" style:next-style-name="Text_20_body" style:default-outline-level="3" style:list-style-name="Outline">
      <style:paragraph-properties fo:margin-left="1.270cm" fo:text-indent="-1.268cm" style:auto-text-indent="false" fo:margin-top="0.564cm" fo:margin-bottom="0.141cm" fo:line-height="100%" fo:keep-with-next="always" fo:keep-together="always" text:number-lines="true"/>
      <style:text-properties fo:font-size="14pt" style:font-size-asian="14pt" style:font-size-complex="14pt" fo:color="#434343"/>
    </style:style>
    <style:style style:name="Standard" style:display-name="Standard" style:family="paragraph" style:parent-style-name="Normal">
      <style:paragraph-properties fo:line-height="115%"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fo:font-size="14pt" style:font-name-asian="Microsoft YaHei" style:font-size-asian="14pt" style:font-size-complex="14pt"/>
    </style:style>
    <style:style style:name="Text_20_body" style:display-name="Text body" style:family="paragraph" style:parent-style-name="Standard">
      <style:paragraph-properties fo:margin-bottom="0.212cm" text:number-lines="true"/>
    </style:style>
    <style:style style:name="List" style:display-name="List" style:family="paragraph" style:parent-style-name="Text_20_body">
      <style:paragraph-properties text:number-lines="true"/>
    </style:style>
    <style:style style:name="Caption" style:display-name="Caption" style:family="paragraph" style:parent-style-name="Standard">
      <style:paragraph-properties fo:margin-top="0.212cm" fo:margin-bottom="0.212cm" text:number-lines="true"/>
      <style:text-properties fo:font-size="12pt" fo:font-style="italic" style:font-size-asian="12pt" style:font-style-asian="italic" style:font-size-complex="12pt" style:font-style-complex="italic"/>
    </style:style>
    <style:style style:name="Index" style:display-name="Index" style:family="paragraph" style:parent-style-name="Standard">
      <style:paragraph-properties text:number-lines="true"/>
    </style:style>
    <style:style style:name="Heading_20_4" style:display-name="Heading 4" style:family="paragraph" style:parent-style-name="Normal" style:next-style-name="Text_20_body" style:default-outline-level="4" style:list-style-name="Outline">
      <style:paragraph-properties fo:margin-left="1.524cm" fo:text-indent="-1.522cm" style:auto-text-indent="false" fo:margin-top="0.494cm" fo:margin-bottom="0.141cm" fo:line-height="100%" fo:keep-with-next="always" fo:keep-together="always" text:number-lines="true"/>
      <style:text-properties fo:font-size="12pt" style:font-size-asian="12pt" style:font-size-complex="12pt" fo:color="#666666"/>
    </style:style>
    <style:style style:name="Heading_20_5" style:display-name="Heading 5" style:family="paragraph" style:parent-style-name="Normal" style:next-style-name="Text_20_body" style:default-outline-level="5" style:list-style-name="Outline">
      <style:paragraph-properties fo:margin-left="1.778cm" fo:text-indent="-1.776cm" style:auto-text-indent="false" fo:margin-top="0.423cm" fo:margin-bottom="0.141cm" fo:line-height="100%" fo:keep-with-next="always" fo:keep-together="always" text:number-lines="true"/>
      <style:text-properties fo:color="#666666"/>
    </style:style>
    <style:style style:name="Heading_20_6" style:display-name="Heading 6" style:family="paragraph" style:parent-style-name="Normal" style:next-style-name="Text_20_body" style:default-outline-level="6" style:list-style-name="Outline">
      <style:paragraph-properties fo:margin-left="2.032cm" fo:text-indent="-2.030cm" style:auto-text-indent="false" fo:margin-top="0.423cm" fo:margin-bottom="0.141cm" fo:line-height="100%" fo:keep-with-next="always" fo:keep-together="always" text:number-lines="true"/>
      <style:text-properties fo:font-style="italic" style:font-style-asian="italic" fo:color="#666666"/>
    </style:style>
    <style:style style:name="Title" style:display-name="Title" style:family="paragraph" style:parent-style-name="Normal" style:next-style-name="Subtitle">
      <style:paragraph-properties fo:margin-bottom="0.106cm" fo:line-height="100%" fo:keep-with-next="always" fo:keep-together="always" text:number-lines="true"/>
      <style:text-properties fo:font-size="26pt" fo:font-weight="bold" style:font-size-asian="26pt" style:font-weight-asian="bold" style:font-size-complex="26pt" style:font-weight-complex="bold"/>
    </style:style>
    <style:style style:name="Subtitle" style:display-name="Subtitle" style:family="paragraph" style:parent-style-name="Normal" style:next-style-name="Text_20_body">
      <style:paragraph-properties fo:margin-bottom="0.564cm" fo:line-height="100%" fo:keep-with-next="always" fo:keep-together="always" text:number-lines="true"/>
      <style:text-properties fo:font-size="15pt" fo:font-style="italic" style:font-size-asian="15pt" style:font-style-asian="italic" style:font-size-complex="15pt" style:font-style-complex="italic" fo:color="#666666"/>
    </style:style>
    <style:style style:name="Table_20_Contents" style:display-name="Table Contents" style:family="paragraph" style:parent-style-name="Standard">
      <style:paragraph-properties text:number-lines="true"/>
    </style:style>
    <style:style style:name="Normal" style:display-name="Normal" style:family="text">
      <style:text-properties style:font-name="Arial" fo:font-size="11pt" fo:language="en" fo:country="us" style:font-name-asian="Arial" style:font-size-asian="11pt" style:language-asian="zh" style:country-asian="cn" style:font-name-complex="Arial" style:font-size-complex="11pt" style:language-complex="hi" style:country-complex="in" style:use-window-font-color="true" style:letter-kerning="true"/>
    </style:style>
    <style:style style:name="Default_20_Paragraph_20_Font" style:display-name="Default Paragraph Font" style:family="text"/>
    <text:list-style style:name="Outline" style:display-name="Outline">
      <text:list-level-style-number text:level="1" style:num-format="" text:start-value="1" style:num-prefix="">
        <style:list-level-properties text:list-level-position-and-space-mode="label-alignment">
          <style:list-level-label-alignment fo:margin-left="0.002cm" fo:text-indent="0.002cm" text:label-followed-by="listtab"/>
        </style:list-level-properties>
      </text:list-level-style-number>
      <text:list-level-style-number text:level="2"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3"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4"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5"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6"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7"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8"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9"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page-layout style:name="pm1">
      <style:page-layout-properties fo:page-width="21.594cm" fo:page-height="27.944cm" style:print-orientation="portrait" fo:margin-top="2.540cm" fo:margin-bottom="2.540cm" fo:margin-left="2.540cm" fo:margin-right="2.54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initial-creator>Braden</meta:initial-creator>
    <meta:creation-date>2019-08-03T16:10:00</meta:creation-date>
    <dc:creator>Joseph </dc:creator>
    <dc:date>2020-03-23T21:13:52</dc:date>
    <meta:print-date>1969-12-31T19:00:00</meta:print-date>
  </office:meta>
</office:document-meta>
</file>